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Title" style:family="paragraph">
      <style:text-properties fo:font-weight="normal" style:font-weight-asian="normal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paragraph-properties>
        <style:tab-stops>
          <style:tab-stop style:type="left" style:position="5.4375in"/>
        </style:tab-stops>
      </style:paragraph-properties>
      <style:text-properties fo:color="#000000"/>
    </style:style>
    <style:style style:name="P15" style:parent-style-name="Normal" style:family="paragraph">
      <style:text-properties style:font-name="Franklin Gothic Medium" style:font-name-asian="HGSoeiKakugothicUB" fo:color="#000000"/>
    </style:style>
  </office:automatic-styles>
  <office:body>
    <office:text text:use-soft-page-breaks="true">
      <text:p text:style-name="P1">Team 6</text:p>
      <text:p text:style-name="P3">meeting Minutes 1</text:p>
      <text:p text:style-name="Details"><text:span text:style-name="T4">Date</text:span>: 1/2/2022</text:p>
      <text:p text:style-name="Details"><text:span text:style-name="T5">Time</text:span>: 15:30</text:p>
      <text:p text:style-name="Details"><text:span text:style-name="T6">Location</text:span>: Horton D1.03</text:p>
      <text:h text:style-name="Heading1" text:outline-level="1">In Attendance</text:h>
      <text:p text:style-name="P7">Mo Ghafori, Afnan Khurram, Abdul Rajput, Adnan Qureshi, Ismail Mohammed, Monjolajesu Adeyeye, Mohammed Hamza Javed, Muhammad Awais Aslam</text:p>
      <text:h text:style-name="Heading1" text:outline-level="1">First<text:s/>Team Meeting</text:h>
      <text:p text:style-name="P8">The team has its first meeting. Introduction of each team member.<text:s/></text:p>
      <text:p text:style-name="P9">Team briefing for the assignment, 5 project choices presented. The decision was made to pursue project 5 – Final Year Project Allocation. Discussed the general points to be included in the presentation draft.</text:p>
      <text:h text:style-name="Heading1" text:outline-level="1">New Business</text:h>
      <text:list text:style-name="LFO3_1" text:continue-numbering="true">
        <text:list-item>
          <text:p text:style-name="P10">Submit team application</text:p>
        </text:list-item>
        <text:list-item>
          <text:p text:style-name="P11">Apply for Project 5 via canvas, await response from coordinator<text:s/></text:p>
        </text:list-item>
      </text:list>
      <text:h text:style-name="Heading1" text:outline-level="1">Announcements</text:h>
      <text:p text:style-name="P12">No Announcements<text:s/></text:p>
      <text:h text:style-name="Heading1" text:outline-level="1">Next Meeting</text:h>
      <text:p text:style-name="P13">8/2/2022 | 15:30, Horton D1.03</text:p>
      <text:p text:style-name="P14">Motion to adjourn was<text:s/>made<text:s/>at<text:s/>16:12 by unanimous vote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fo:color="#C0F400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50933"/><draw:equation draw:name="f2" draw:formula="1388533"/><draw:equation draw:name="f3" draw:formula="5640"/><draw:equation draw:name="f4" draw:formula="5345567"/><draw:equation draw:name="f5" draw:formula="1384014"/><draw:equation draw:name="f6" draw:formula="?f2 - ?f0"/><draw:equation draw:name="f7" draw:formula="?f1 - ?f0"/><draw:equation draw:name="f8" draw:formula="?f7 / 5350933"/><draw:equation draw:name="f9" draw:formula="?f6 / 1388533"/><draw:equation draw:name="f10" draw:formula="5640 * ?f7"/><draw:equation draw:name="f11" draw:formula="5640 * ?f6"/><draw:equation draw:name="f12" draw:formula="5345567 * ?f7"/><draw:equation draw:name="f13" draw:formula="1384014 * ?f6"/><draw:equation draw:name="f14" draw:formula="?f10 / 5350933"/><draw:equation draw:name="f15" draw:formula="?f11 / 1388533"/><draw:equation draw:name="f16" draw:formula="?f12 / 5350933"/><draw:equation draw:name="f17" draw:formula="?f13 / 1388533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42466"/><draw:equation draw:name="f2" draw:formula="1041399"/><draw:equation draw:name="f3" draw:formula="5640"/><draw:equation draw:name="f4" draw:formula="5339640"/><draw:equation draw:name="f5" draw:formula="1036880"/><draw:equation draw:name="f6" draw:formula="?f2 - ?f0"/><draw:equation draw:name="f7" draw:formula="?f1 - ?f0"/><draw:equation draw:name="f8" draw:formula="?f7 / 5342466"/><draw:equation draw:name="f9" draw:formula="?f6 / 1041399"/><draw:equation draw:name="f10" draw:formula="5640 * ?f7"/><draw:equation draw:name="f11" draw:formula="5640 * ?f6"/><draw:equation draw:name="f12" draw:formula="5339640 * ?f7"/><draw:equation draw:name="f13" draw:formula="1036880 * ?f6"/><draw:equation draw:name="f14" draw:formula="?f10 / 5342466"/><draw:equation draw:name="f15" draw:formula="?f11 / 1041399"/><draw:equation draw:name="f16" draw:formula="?f12 / 5342466"/><draw:equation draw:name="f17" draw:formula="?f13 / 1041399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mohammed ghafori</dc:creator>
    <meta:creation-date>2022-03-04T15:34:00Z</meta:creation-date>
    <dc:date>2022-03-09T15:43:00Z</dc:date>
    <meta:template xlink:href="Educational%20meeting%20minutes" xlink:type="simple"/>
    <meta:editing-cycles>3</meta:editing-cycles>
    <meta:editing-duration>PT300S</meta:editing-duration>
    <meta:user-defined meta:name="ContentTypeId">0x01010079F111ED35F8CC479449609E8A0923A6</meta:user-defined>
    <meta:document-statistic meta:page-count="1" meta:paragraph-count="1" meta:word-count="112" meta:character-count="754" meta:row-count="5" meta:non-whitespace-character-count="643"/>
  </office:meta>
</office:document-meta>
</file>